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officeooo:paragraph-rsid="0006fc87"/>
    </style:style>
    <style:style style:name="P2" style:family="paragraph" style:parent-style-name="Standard">
      <style:paragraph-properties fo:margin-left="0cm" fo:margin-right="0cm" fo:text-indent="0cm" style:auto-text-indent="false" fo:break-before="page"/>
      <style:text-properties officeooo:paragraph-rsid="0006fc87"/>
    </style:style>
    <style:style style:name="T1" style:family="text">
      <style:text-properties officeooo:rsid="0006fc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pan text:style-name="T1">QUESTION</text:span> 1 === <text:line-break/><text:line-break/>QUESTION: What is the estimated incidence of PE in patients over 80 years old compared to those in their 50s?<text:line-break/><text:line-break/> REFERENCE ANSWER: Almost eight times higher<text:line-break/><text:line-break/> SYSTEM RESPONSE: Epidemiological data from the guidelines indicate that the incidence of venous thromboembolism (VTE), which includes pulmonary embolism (PE), is almost eight times higher in individuals aged over 80 years compared to those in their fifth decade of life (i.e., in their 50s). Specifically, annual incidence rates for PE range from 39 to 115 per 100,000 population overall, but cross-sectional data show a marked increase with age, with the elderly (&gt;80 years) experiencing a substantially higher incidence.</text:p>
      <text:p text:style-name="P1"/>
      <text:p text:style-name="P1">This significant age-related increase in PE incidence underscores the importance of heightened clinical vigilance and appropriate diagnostic strategies in the elderly population, who are at considerably greater risk than middle-aged adults. The data also reflect a rising trend in PE incidence over time, which may further impact healthcare systems given the aging population. </text:p>
      <text:p text:style-name="P1"/>
      <text:p text:style-name="P1">In summary, patients over 80 years old have an approximately eightfold higher incidence of PE compared to those in their 50s, highlighting the critical need for age-tailored diagnostic and management approaches in this high-risk group. ================================================== </text:p>
      <text:p text:style-name="P1"/>
      <text:p text:style-name="P2">=== QUESTION 2 ===<text:line-break/>QUESTION: <text:line-break/>Which imaging technique is the method of choice for the pulmonary vasculature in patients with suspected PE?<text:line-break/><text:line-break/>REFERENCE ANSWER: <text:line-break/>Computed tomographic pulmonary angiography<text:line-break/><text:line-break/>SYSTEM RESPONSE: <text:line-break/>Multidetector computed tomographic pulmonary angiography (CTPA) is the method of choice for imaging the pulmonary vasculature in patients with suspected pulmonary embolism (PE). </text:p>
      <text:p text:style-name="P1"/>
      <text:p text:style-name="P1">CTPA allows adequate visualization of the pulmonary arteries down to the subsegmental level and has been validated in large studies such as PIOPED II, which reported a sensitivity of 83% and specificity of 96% for PE diagnosis using mainly four-detector CTPA.<text:line-break/><text:line-break/>The diagnostic accuracy of CTPA is influenced by the pre-test clinical probability of PE. In patients with low or intermediate clinical probability, a negative CTPA has a high negative predictive value (96% and 89%, respectively), making it an adequate criterion to exclude PE. However, in patients with a high clinical probability, the negative predictive value drops to 60%, and further testing may be warranted if clinical judgment and CTPA results are discordant. Conversely, the positive predictive value of CTPA is high (92-96%) in intermediate or high clinical probability patients but lower (58%) in those with low pre-test probability.<text:line-break/><text:line-break/>CTPA has several strengths: it is widely available, provides excellent accuracy, has a low rate of inconclusive results (3-5%), and can offer alternative diagnoses if PE is excluded. Its limitations include radiation exposure (effective dose 3–10 mSv), exposure to iodine contrast (contraindicated in iodine allergy, severe renal failure, and caution in pregnancy and breastfeeding), and potential overuse due to easy accessibility. The clinical relevance of detecting subsegmental PE by CTPA remains uncertain.<text:line-break/><text:line-break/>Other imaging modalities include ventilation/perfusion (V/Q) scans and pulmonary angiography. V/Q scans have lower radiation but higher rates of inconclusive results and are less widely available. Pulmonary angiography, once the gold standard, is now rarely performed due to its invasiveness, higher radiation dose, and complication risks.<text:line-break/><text:line-break/>In summary, multidetector CTPA is the preferred imaging technique for evaluating the pulmonary vasculature in suspected PE due to its high diagnostic accuracy, availability, and ability to visualize pulmonary arteries to the subsegmental level. Clinical context and pre-test probability should guide interpretation and further testing decisions.<text:line-break/><text:line-break/>==================================================</text:p>
      <text:p text:style-name="P2">=== QUESTION 3 ===<text:line-break/>QUESTION: <text:line-break/>What is the age-adjusted D-dimer threshold recommended for patients over 50 years?<text:line-break/><text:line-break/>REFERENCE ANSWER: <text:line-break/>The threshold is: age * 10 ng/mL<text:line-break/><text:line-break/>SYSTEM RESPONSE: <text:line-break/>The age-adjusted D-dimer threshold recommended for patients over 50 years is calculated as the patient's age multiplied by 10 µg/L (age × 10 µg/L). </text:p>
      <text:p text:style-name="P1"/>
      <text:p text:style-name="P1">This approach was validated in a multinational prospective management study involving 3,346 patients, where it was shown to improve the specificity of D-dimer testing in older patients without compromising safety. Specifically, in patients older than 75 years with non-high clinical probability, using the age-adjusted cutoff instead of the standard 500 µg/L cutoff increased the proportion of patients in whom pulmonary embolism (PE) could be safely excluded from 6.4% to 30%, without additional false-negative results. This adjustment helps to reduce unnecessary imaging in elderly patients while maintaining a high negative predictive value for ruling out PE.<text:line-break/>==================================================</text:p>
      <text:p text:style-name="P2">=== QUESTION 4 ===<text:line-break/>QUESTION: <text:line-break/>How is haemodynamic instability defined in PE?<text:line-break/><text:line-break/>REFERENCE ANSWER: <text:line-break/>Haemodynamic instability includes (1) cardiac arrest, (2) obstructive shock with systolic BP &lt;90 mmHg or need for vasopressors and signs of end-organ hypoperfusion, and (3) persistent hypotension: systolic BP &lt;90 mmHg or a ≥40 mmHg drop &gt;15 min not caused by arrhythmia, hypovolaemia, or sepsis.<text:line-break/><text:line-break/>SYSTEM RESPONSE: <text:line-break/>Haemodynamic instability in pulmonary embolism (PE) is defined by the presence of one or more of the following clinical manifestations at presentation, which characterize acute high-risk PE:<text:line-break/><text:line-break/>1. Cardiac arrest: requiring cardiopulmonary resuscitation.<text:line-break/>2. Obstructive shock: characterized by systolic blood pressure (BP) &lt; 90 mmHg or the need for vasopressors to maintain a BP ≥ 90 mmHg despite adequate fluid filling status, combined with signs of end-organ hypoperfusion such as altered mental status, cold and clammy skin, oliguria or anuria, and increased serum lactate.<text:line-break/>3. Persistent hypotension: defined as systolic BP &lt; 90 mmHg or a systolic BP drop ≥ 40 mmHg lasting longer than 15 minutes, not caused by new-onset arrhythmia, hypovolaemia, or sepsis.<text:line-break/><text:line-break/>This definition is critical because haemodynamic instability reflects acute right ventricular (RV) failure due to impaired RV filling and/or reduced RV output, which is a major determinant of clinical severity and early mortality risk in acute PE. Patients with haemodynamic instability are classified as having high-risk PE and require immediate diagnostic and therapeutic interventions.<text:line-break/><text:line-break/>In summary, haemodynamic instability in PE is identified by cardiac arrest, obstructive shock with hypotension and end-organ hypoperfusion, or persistent hypotension not attributable to other causes, indicating a high-risk clinical presentation necessitating urgent management.<text:line-break/><text:line-break/>==================================================</text:p>
      <text:p text:style-name="P2">=== QUESTION 5 ===<text:line-break/>QUESTION: <text:line-break/>What clinical scores are used to estimate pre-test probability of PE?<text:line-break/><text:line-break/>REFERENCE ANSWER: <text:line-break/>The revised Geneva score and the Wells score.<text:line-break/><text:line-break/>SYSTEM RESPONSE: <text:line-break/>The clinical scores used to estimate the pre-test probability of pulmonary embolism (PE) are primarily the Wells score and the revised Geneva score.</text:p>
      <text:p text:style-name="P1"/>
      <text:p text:style-name="P1">Both scores combine clinical symptoms, signs, and risk factors to classify patients into categories of clinical probability, which correspond to increasing prevalence of confirmed PE.<text:line-break/><text:line-break/>1. Wells Score:<text:line-break/>- Original version includes items such as previous PE or deep vein thrombosis (DVT), heart rate &gt;100 bpm, recent surgery or immobilization, hemoptysis, active cancer, clinical signs of DVT, and whether an alternative diagnosis is less likely than PE.<text:line-break/>- It provides a three-level classification (low, intermediate, high probability) and a two-level classification (PE unlikely, PE likely).<text:line-break/>- A simplified version also exists, which uses fewer points and a two-level classification.<text:line-break/><text:line-break/>2. Revised Geneva Score:<text:line-break/>- Includes factors such as previous PE or DVT, heart rate (with different points for 75-94 bpm and &gt;95 bpm), recent surgery or fracture, hemoptysis, active cancer, unilateral lower-limb pain, pain on deep venous palpation and unilateral edema, and age &gt;65 years.<text:line-break/>- It also provides a three-level classification (low, intermediate, high probability) and a two-level classification (PE unlikely, PE likely).<text:line-break/>- A simplified version has been validated to facilitate clinical use.<text:line-break/><text:line-break/>Both scores have been externally validated and show similar diagnostic performance. The proportion of patients with confirmed PE varies by category: approximately 10-12% in the low or PE-unlikely category, around 30% in the moderate or PE-likely category, and about 65% in the high-probability category.<text:line-break/><text:line-break/>These scores are essential in the diagnostic algorithm for PE because the post-test probability after imaging depends on the pre-test probability. Clinical judgment can also be used but lacks standardization compared to these explicit prediction rules.<text:line-break/><text:line-break/>In summary, the Wells and revised Geneva scores (including their simplified versions) are the main clinical tools recommended to estimate the pre-test probability of PE, guiding further diagnostic steps.<text:line-break/><text:line-break/>==================================================</text:p>
      <text:p text:style-name="P2">=== QUESTION 6 ===<text:line-break/>QUESTION: <text:line-break/>In which patients is plasma D-dimer measurement recommended to reduce the need for unnecessary imaging?<text:line-break/><text:line-break/>REFERENCE ANSWER: <text:line-break/>In outpatients or emergency department patients with low or intermediate clinical probability, or those considered PE-unlikely.<text:line-break/><text:line-break/>SYSTEM RESPONSE: <text:line-break/>Plasma D-dimer measurement is recommended primarily in patients with a low or intermediate clinical probability of pulmonary embolism (PE) to reduce the need for unnecessary imaging. Specifically:<text:line-break/><text:line-break/>1. Clinical Probability Assessment:<text:line-break/> <text:s text:c="2"/>- Use clinical judgment or validated prediction rules to classify patients into low, intermediate, or high clinical probability categories (or alternatively, PE unlikely vs. PE likely).<text:line-break/> <text:s text:c="2"/>- D-dimer testing is most useful in patients with low or intermediate clinical probability or those classified as PE unlikely.<text:line-break/><text:line-break/>2. D-dimer Testing Utility:<text:line-break/> <text:s text:c="2"/>- A negative D-dimer test in these patients (low/intermediate probability) effectively excludes PE, allowing avoidance of further imaging such as computed tomography pulmonary angiography (CTPA).<text:line-break/> <text:s text:c="2"/>- Highly sensitive D-dimer assays (e.g., ELISA or ELISA-derived) with &gt;95% sensitivity are preferred, as they provide a high negative predictive value.<text:line-break/> <text:s text:c="2"/>- In the emergency department setting, this strategy can exclude PE without further testing in approximately 30% of suspected cases with low or intermediate probability.<text:line-break/><text:line-break/>3. Limitations and Exceptions:<text:line-break/> <text:s text:c="2"/>- D-dimer measurement is not recommended in patients with a high probability of PE because the negative predictive value is low in this group, and imaging should be performed directly.<text:line-break/> <text:s text:c="2"/>- The test is less useful in hospitalized patients due to frequent elevations of D-dimer from other causes (e.g., cancer, infection, inflammation, pregnancy), which reduces specificity and increases the number needed to test to exclude one PE.<text:line-break/> <text:s text:c="2"/>- In elderly patients, specificity decreases with age; age-adjusted D-dimer cutoffs (e.g., age × 10 µg/L for patients &gt;50 years) may improve test performance and safely exclude PE in more patients without additional false negatives.<text:line-break/><text:line-break/>4. Summary of Diagnostic Algorithm:<text:line-break/> <text:s text:c="2"/>- For patients with low or intermediate clinical probability: measure plasma D-dimer.<text:line-break/> <text:s text:c="4"/>- If negative: no further imaging or treatment required.<text:line-break/> <text:s text:c="4"/>- If positive: proceed to CTPA.<text:line-break/> <text:s text:c="2"/>- For patients with high clinical probability: proceed directly to CTPA without D-dimer testing.<text:line-break/><text:line-break/>In conclusion, plasma D-dimer measurement is recommended to reduce unnecessary imaging in patients with low or intermediate clinical probability of PE, using highly sensitive assays and considering age-adjusted cutoffs in the elderly. It is not recommended in patients with high clinical probability or in most hospitalized patients due to limited specificity and predictive value in these groups. This approach safely excludes PE in a significant proportion of patients, minimizing exposure to imaging and associated risks.<text:line-break/>==================================================</text:p>
      <text:p text:style-name="P2">=== QUESTION 7 ===<text:line-break/>QUESTION: <text:line-break/>Which echocardiographic finding is commonly observed in patients with acute pulmonary embolism and is useful for risk stratification?<text:line-break/><text:line-break/>REFERENCE ANSWER: <text:line-break/>Right ventricular (RV) dilation<text:line-break/><text:line-break/>SYSTEM RESPONSE: <text:line-break/>The echocardiographic finding commonly observed in patients with acute pulmonary embolism (PE) that is useful for risk stratification is right ventricular (RV) dysfunction. Specifically, an RV to left ventricular (LV) diameter ratio greater than 1.0 and a tricuspid annular plane systolic excursion (TAPSE) less than 16 mm are the most frequently reported echocardiographic parameters associated with an unfavorable prognosis in acute PE.<text:line-break/><text:line-break/>RV dysfunction is present in over 25% of unselected patients with acute PE and is linked to an increased risk of short-term mortality, even in patients who are hemodynamically stable at presentation. Echocardiographic assessment of RV morphology and function is widely recognized as a valuable prognostic tool in normotensive patients with acute PE.<text:line-break/><text:line-break/>Additional echocardiographic signs that support the diagnosis and risk stratification include:<text:line-break/>- The "60/60" sign: pulmonary ejection acceleration time &lt;60 ms combined with a peak systolic tricuspid valve gradient &lt;60 mmHg.<text:line-break/>- The McConnell sign: depressed contractility of the RV free wall compared to the apex.<text:line-break/>- Detection of right heart thrombi, which are associated with high early mortality.<text:line-break/>- Identification of right-to-left shunt through a patent foramen ovale, which increases mortality risk and the risk of paradoxical embolism.<text:line-break/><text:line-break/>In clinical practice, echocardiography is particularly important in patients with suspected high-risk PE, where the presence of RV overload or dysfunction justifies emergency reperfusion treatment if immediate CT angiography is not feasible. In hemodynamically stable patients, echocardiographic evidence of RV dysfunction, combined with elevated cardiac biomarkers (e.g., troponins), helps classify patients into intermediate-high-risk categories, guiding monitoring and management decisions.<text:line-break/><text:line-break/>In summary, the key echocardiographic findings for risk stratification in acute PE are:<text:line-break/>- RV/LV diameter ratio &gt;1.0<text:line-break/>- TAPSE &lt;16 mm<text:line-break/>- Additional supportive signs such as the 60/60 sign, McConnell sign, and right heart thrombi<text:line-break/><text:line-break/>These findings provide important prognostic information and assist in clinical decision-making regarding the urgency and intensity of treatment.<text:line-break/><text:line-break/>==================================================</text:p>
      <text:p text:style-name="P2">=== QUESTION 8 ===<text:line-break/>QUESTION: <text:line-break/>Which <text:s/>parameters are included in the simplified PESI (sPESI) score for risk stratification in acute pulmonary embolism?<text:line-break/><text:line-break/>REFERENCE ANSWER: <text:line-break/>Age, history of cancer, chronic heart failure, chronic pulmonary disease, heart rate, systolic blood pressure, and arterial oxygen saturation<text:line-break/><text:line-break/>SYSTEM RESPONSE: <text:line-break/>The simplified Pulmonary Embolism Severity Index (sPESI) score for risk stratification in acute pulmonary embolism includes the following parameters, each assigned 1 point if present:<text:line-break/><text:line-break/>- Age &gt; 80 years<text:line-break/>- Presence of cancer<text:line-break/>- Chronic heart failure<text:line-break/>- Chronic pulmonary disease<text:line-break/>- Pulse rate ≥ 110 beats per minute<text:line-break/>- Systolic blood pressure &lt; 100 mmHg<text:line-break/>- Arterial oxyhemoglobin saturation &lt; 90%<text:line-break/><text:line-break/>The sPESI score is used to identify patients at low versus higher risk of 30-day mortality. A score of 0 points corresponds to a low risk (approximately 1.0% 30-day mortality), while a score of ≥1 point indicates a higher risk (approximately 10.9% 30-day mortality). This simplified score facilitates clinical risk stratification by focusing on key clinical and comorbidity parameters that have been validated for prognostic use in acute PE.<text:line-break/><text:line-break/>==================================================</text:p>
      <text:p text:style-name="P2">=== QUESTION 9 ===<text:line-break/>QUESTION: <text:line-break/>What are the main early mortality risk categories used to classify pulmonary embolism severity and the risk of early (in-hospital or 30-day) death?<text:line-break/><text:line-break/>REFERENCE ANSWER: <text:line-break/>High risk, intermediate risk (divided into intermediate-high and intermediate-low) and low risk.<text:line-break/><text:line-break/>SYSTEM RESPONSE: <text:line-break/>The main early mortality risk categories used to classify pulmonary embolism (PE) severity and the risk of early (in-hospital or 30-day) death are as follows:<text:line-break/><text:line-break/>1. High Risk:<text:line-break/> <text:s text:c="2"/>- Presence of haemodynamic instability, defined as one of the following clinical presentations: cardiac arrest, obstructive shock (systolic BP &lt;90 mmHg or need for vasopressors to maintain BP ≥90 mmHg despite adequate filling status, with end-organ hypoperfusion), or persistent hypotension (systolic BP &lt;90 mmHg or a drop &gt;40 mmHg lasting &gt;15 minutes, not due to arrhythmia, hypovolaemia, or sepsis).<text:line-break/> <text:s text:c="2"/>- Clinical parameters of PE severity and/or comorbidity: PESI class III-V or sPESI ≥1.<text:line-break/> <text:s text:c="2"/>- Evidence of right ventricular (RV) dysfunction on transthoracic echocardiogram (TTE) or computed tomography pulmonary angiography (CTPA).<text:line-break/> <text:s text:c="2"/>- Elevated cardiac troponin levels.<text:line-break/> <text:s text:c="2"/>- In this category, haemodynamic instability combined with PE confirmation and/or RV dysfunction is sufficient for classification; PESI calculation or biomarker measurement is not necessary for immediate therapeutic decisions.<text:line-break/><text:line-break/>2. Intermediate-High Risk:<text:line-break/> <text:s text:c="2"/>- Absence of haemodynamic instability.<text:line-break/> <text:s text:c="2"/>- Presence of clinical parameters indicating PE severity and/or comorbidity (PESI class III-V or sPESI ≥1).<text:line-break/> <text:s text:c="2"/>- Evidence of RV dysfunction on TTE or CTPA.<text:line-break/> <text:s text:c="2"/>- Elevated cardiac troponin levels.<text:line-break/> <text:s text:c="2"/>- These patients require close monitoring to detect early haemodynamic decompensation and may need rescue reperfusion therapy if deterioration occurs.<text:line-break/><text:line-break/>3. Intermediate-Low Risk:<text:line-break/> <text:s text:c="2"/>- Absence of haemodynamic instability.<text:line-break/> <text:s text:c="2"/>- Clinical parameters indicating PE severity and/or comorbidity (PESI class III-V or sPESI ≥1).<text:line-break/> <text:s text:c="2"/>- One or none of the following positive: RV dysfunction on imaging or elevated cardiac troponin levels.<text:line-break/> <text:s text:c="2"/>- These patients are typically hospitalized for monitoring.<text:line-break/><text:line-break/>4. Low Risk:<text:line-break/> <text:s text:c="2"/>- Absence of haemodynamic instability.<text:line-break/> <text:s text:c="2"/>- Clinical parameters indicating low severity (PESI class I-II or sPESI = 0).<text:line-break/> <text:s text:c="2"/>- No evidence of RV dysfunction on imaging.<text:line-break/> <text:s text:c="2"/>- Normal cardiac troponin levels.<text:line-break/> <text:s text:c="2"/>- These patients may be considered for early discharge and home treatment if no other contraindications exist.<text:line-break/><text:line-break/>In summary, early mortality risk classification in acute PE is based primarily on haemodynamic status, clinical severity scores (PESI/sPESI), imaging evidence of RV dysfunction, and cardiac <text:soft-page-break/>biomarker elevation, stratifying patients into high, intermediate-high, intermediate-low, and low-risk categories with corresponding implications for treatment and monitoring. (References: Table 8, Table 4, Figures 3 and 6, sections 3.3 and 7 of the guidelines)<text:line-break/><text:line-break/>==================================================</text:p>
      <text:p text:style-name="P1"/>
      <text:p text:style-name="P1"/>
      <text:p text:style-name="P1">=== QUESTION 10 ===<text:line-break/>QUESTION: <text:line-break/>According to the 2019 ESC guidelines, what is the class and level of recommendation for using NOACs over VKAs in eligible patients with acute pulmonary embolism?​<text:line-break/><text:line-break/>REFERENCE ANSWER: <text:line-break/>Class I and level of evidence A<text:line-break/><text:line-break/>SYSTEM RESPONSE: <text:line-break/>When oral anticoagulation is started in a patient with acute pulmonary embolism (PE) who is eligible for a non-vitamin K antagonist oral anticoagulant (NOAC) such as apixaban, dabigatran, edoxaban, or rivaroxaban, the 2019 ESC guidelines recommend the use of a NOAC in preference to a vitamin K antagonist (VKA).</text:p>
      <text:p text:style-name="P1"/>
      <text:p text:style-name="P1">This recommendation is classified as Class I with a Level of Evidence A.<text:line-break/><text:line-break/>This means that there is strong evidence and/or general agreement that the use of NOACs over VKAs is beneficial, useful, and effective in eligible patients with acute PE. The guidelines also specify that NOACs have advantages including predictable pharmacokinetics, fixed dosing without routine laboratory monitoring, and fewer drug interactions compared to VKAs.<text:line-break/><text:line-break/>However, NOACs are not recommended in certain patient populations, including those with severe renal impairment, during pregnancy and lactation, and in patients with antiphospholipid antibody syndrome (Class III, Level C).<text:line-break/><text:line-break/>In summary, for eligible patients with acute PE, the 2019 ESC guidelines strongly recommend initiating oral anticoagulation with NOACs rather than VKAs (Class I, Level A), except in specific contraindicated conditions.<text:line-break/><text:line-break/>==================================================</text:p>
      <text:p text:style-name="P2"/>
      <text:p text:style-name="P1">=== QUESTION 11 ===<text:line-break/>QUESTION: <text:line-break/>According to ESC guidelines, when is rescue thrombolytic therapy recommended in patients with pulmonary embolism?<text:line-break/><text:line-break/>REFERENCE ANSWER: <text:line-break/>In patients with haemodynamic deterioration while on anticoagulation treatment.<text:line-break/><text:line-break/>SYSTEM RESPONSE: <text:line-break/>According to the ESC guidelines on pulmonary embolism, rescue thrombolytic therapy is recommended for patients who experience hemodynamic deterioration while on anticoagulation treatment. This recommendation is classified as Class I with a Level of Evidence B, indicating strong evidence and general agreement on its benefit and effectiveness.<text:line-break/><text:line-break/>Hemodynamic deterioration refers to the development of hemodynamic instability, which includes clinical presentations such as cardiac arrest, obstructive shock (systolic blood pressure &lt;90 mmHg or the need for vasopressors to maintain blood pressure ≥90 mmHg despite adequate filling status, along with signs of end-organ hypoperfusion), or persistent hypotension (systolic blood pressure &lt;90 mmHg or a drop of ≥40 mmHg lasting more than 15 minutes, not caused by arrhythmia, hypovolemia, or sepsis).<text:line-break/><text:line-break/>In addition to rescue thrombolytic therapy, surgical embolectomy or catheter-directed treatment should be considered as alternative options for patients with hemodynamic deterioration on anticoagulation, with a Class IIa recommendation (weight of evidence/opinion in favor of usefulness).<text:line-break/><text:line-break/>Routine primary systemic thrombolysis is not recommended in patients with intermediate- or low-risk PE, emphasizing that rescue thrombolysis is specifically reserved for those who deteriorate hemodynamically.<text:line-break/><text:line-break/>In summary, rescue thrombolytic therapy is indicated in pulmonary embolism patients who develop hemodynamic instability or deterioration despite anticoagulation, reflecting a high-risk clinical scenario requiring urgent reperfusion treatment. Surgical or catheter-based interventions are alternatives if thrombolysis is contraindicated or not feasible.<text:line-break/><text:line-break/>Key points:<text:line-break/>- Rescue thrombolysis: recommended (Class I, Level B) for hemodynamic deterioration on anticoagulation.<text:line-break/>- Hemodynamic deterioration includes cardiac arrest, obstructive shock, or persistent hypotension.<text:line-break/>- Alternatives: surgical embolectomy or catheter-directed treatment (Class IIa).<text:line-break/>- Not recommended routinely for intermediate- or low-risk PE.<text:line-break/><text:line-break/>==================================================</text:p>
      <text:p text:style-name="P2">=== QUESTION 12 ===<text:line-break/>QUESTION: <text:line-break/>When is supplemental oxygen indicated in patients with pulmonary embolism according to ESC guidelines?<text:line-break/><text:line-break/>REFERENCE ANSWER: <text:line-break/>When arterial oxygen saturation (SaO₂) is below 90%.<text:line-break/><text:line-break/>SYSTEM RESPONSE: <text:line-break/>Supplemental oxygen is indicated in patients with pulmonary embolism (PE) who have hypoxaemia, specifically when arterial oxygen saturation (SaO2) is less than 90%. Hypoxaemia in PE is primarily due to ventilation-perfusion mismatch. In cases of severe hypoxaemia or respiratory failure that does not respond to conventional oxygen supplementation, the cause may be a right-to-left shunt through a patent foramen ovale or atrial septal defect. <text:line-break/><text:line-break/>In such severe cases, further oxygenation techniques should be considered, including high-flow oxygen delivery (e.g., high-flow nasal cannula) and mechanical ventilation (non-invasive or invasive) in patients with extreme instability, such as cardiac arrest. However, it is important to recognize that correction of hypoxaemia will not be achievable without simultaneous pulmonary reperfusion.<text:line-break/><text:line-break/>Patients with right ventricular (RV) failure often present with hypotension or are at high risk of severe hypotension during anesthesia induction, intubation, and positive-pressure ventilation. Therefore, intubation should be reserved for patients who cannot tolerate or cope with non-invasive ventilation. When possible, non-invasive ventilation or high-flow nasal cannula oxygenation is preferred. If mechanical ventilation is necessary, care must be taken to minimize adverse hemodynamic effects, as positive intrathoracic pressure can reduce venous return and worsen low cardiac output due to RV failure. Positive end-expiratory pressure (PEEP) should be applied cautiously, and tidal volumes of approximately 6 mL/kg of lean body weight should be used to keep end-inspiratory plateau pressure below 30 cm H2O. Anesthetic drugs that are more likely to cause hypotension should be avoided during induction.<text:line-break/><text:line-break/>In summary, supplemental oxygen is indicated in PE patients with SaO2 &lt;90%, with escalation to advanced oxygenation or ventilation strategies in cases of refractory hypoxaemia or respiratory failure, always considering the hemodynamic status and the need for pulmonary reperfusion. <text:line-break/><text:line-break/>==================================================</text:p>
      <text:p text:style-name="P2">=== QUESTION 13 ===<text:line-break/>QUESTION: <text:line-break/>What is the ESC recommendation class for systemic thrombolysis in high-risk PE?<text:line-break/><text:line-break/>REFERENCE ANSWER: <text:line-break/>Class I<text:line-break/><text:line-break/>SYSTEM RESPONSE: <text:line-break/>Systemic thrombolytic therapy in patients with high-risk pulmonary embolism (PE) is recommended with a Class I recommendation and a Level of Evidence B according to the ESC guidelines. </text:p>
      <text:p text:style-name="P1"/>
      <text:p text:style-name="P1">This indicates that there is evidence and/or general agreement that systemic thrombolysis is beneficial, useful, and effective in this clinical scenario. High-risk PE is defined by the presence of hemodynamic instability, such as cardiac arrest, obstructive shock, or persistent hypotension.<text:line-break/><text:line-break/>In summary, systemic thrombolysis is strongly recommended (Class I, Level B) for patients presenting with high-risk PE characterized by hemodynamic instability.<text:line-break/><text:line-break/>==================================================</text:p>
      <text:p text:style-name="P2">=== QUESTION 14 ===<text:line-break/>QUESTION: <text:line-break/>According to ESC guidelines, what imaging test is a valid alternative to CTPA in patients with elevated D-dimer and a contraindication to contrast?<text:line-break/><text:line-break/>REFERENCE ANSWER: <text:line-break/>Ventilation/perfusion (V/Q) scintigraphy<text:line-break/><text:line-break/>SYSTEM RESPONSE: <text:line-break/>According to the ESC guidelines, ventilation/perfusion (V/Q) scintigraphy is a valid alternative imaging test to computed tomography pulmonary angiography (CTPA) in patients with an elevated D-dimer and a contraindication to contrast media. V/Q scintigraphy is particularly suitable in centers where it is readily available and may be preferred to avoid radiation exposure associated with CTPA, especially in younger patients and females due to the increased lifetime risk of breast cancer from thoracic CT.<text:line-break/><text:line-break/>V/Q lung scintigraphy provides diagnostic results (normal or high probability) in approximately 30–50% of emergency patients with suspected pulmonary embolism (PE), with a higher diagnostic yield in patients with a normal chest X-ray. The test's diagnostic accuracy can be enhanced by considering clinical probability and the presence or absence of deep vein thrombosis on lower-limb compression ultrasonography. In cases of a high-probability V/Q scan but low clinical probability of PE, further confirmatory testing is recommended.<text:line-break/><text:line-break/>In summary, V/Q scintigraphy is the recommended alternative to CTPA for PE diagnosis in patients with elevated D-dimer and contraindications to iodinated contrast, balancing diagnostic utility and safety considerations.<text:line-break/><text:line-break/>==================================================</text:p>
      <text:p text:style-name="P2">=== QUESTION 15 ===<text:line-break/>QUESTION: <text:line-break/>According to ESC guidelines, what three general conditions must be met to consider early discharge and home treatment in patients with low-risk pulmonary embolism?<text:line-break/><text:line-break/>REFERENCE ANSWER: <text:line-break/>Low risk of early PE-related death or serious complications, no serious comorbidities or aggravating conditions, and ability to provide proper outpatient care and anticoagulation.<text:line-break/><text:line-break/>SYSTEM RESPONSE: <text:line-break/>According to the ESC guidelines, three general conditions must be met to consider early discharge and home treatment in patients with low-risk pulmonary embolism:<text:line-break/><text:line-break/>1. The risk of early PE-related death or serious complications is low. This is typically assessed using clinical risk scores such as the Pulmonary Embolism Severity Index (PESI) or its simplified version (sPESI), or the Hestia criteria, which integrate clinical parameters of PE severity and comorbidity.<text:line-break/><text:line-break/>2. There is no serious comorbidity or aggravating condition that would mandate hospitalization. This includes the absence of conditions that could complicate the clinical course or require inpatient management.<text:line-break/><text:line-break/>3. Proper outpatient care and anticoagulant treatment can be provided, considering the patient's anticipated compliance, and the healthcare system and social infrastructure must support safe home treatment. This includes availability of family or social support and easy access to medical care.<text:line-break/><text:line-break/>The guidelines emphasize that these criteria have been validated in randomized trials and prospective cohort studies, showing low rates of recurrent venous thromboembolism, major bleeding, and death in patients selected for early discharge and home treatment. Additionally, it is recommended to exclude right ventricular dysfunction and right heart thrombi by imaging (echocardiography or CTPA) before early discharge to maximize patient safety.<text:line-break/><text:line-break/>In summary, early discharge and home treatment in low-risk PE patients require (i) low risk of early PE-related adverse events, (ii) absence of serious comorbidities necessitating hospitalization, and (iii) assurance of adequate outpatient care and support.<text:line-break/><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10T12:38:22</meta:creation-date>
    <dc:date>2025-07-04T11:23:37.162000000</dc:date>
    <meta:editing-duration>PT45M24S</meta:editing-duration>
    <meta:editing-cycles>3</meta:editing-cycles>
    <meta:generator>LibreOffice/7.6.2.1$Windows_X86_64 LibreOffice_project/56f7684011345957bbf33a7ee678afaf4d2ba333</meta:generator>
    <meta:document-statistic meta:table-count="0" meta:image-count="0" meta:object-count="0" meta:page-count="15" meta:paragraph-count="22" meta:word-count="4050" meta:character-count="29662" meta:non-whitespace-character-count="25016"/>
  </office:meta>
</office:document-meta>
</file>